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8afa4"/>
    </style:style>
    <style:style style:name="gr2" style:family="graphic" style:parent-style-name="standard">
      <style:graphic-properties draw:stroke="none" svg:stroke-width="0.001cm" draw:fill-color="#525b50"/>
    </style:style>
    <style:style style:name="gr3" style:family="graphic" style:parent-style-name="standard">
      <style:graphic-properties draw:stroke="none" svg:stroke-width="0.001cm" draw:fill-color="#ffffff"/>
    </style:style>
    <style:style style:name="gr4" style:family="graphic" style:parent-style-name="standard">
      <style:graphic-properties draw:stroke="none" svg:stroke-width="0.001cm" draw:fill-color="#b9beb8"/>
    </style:style>
    <style:style style:name="gr5" style:family="graphic" style:parent-style-name="standard">
      <style:graphic-properties draw:stroke="none" svg:stroke-width="0.001cm" draw:fill-color="#757f6f"/>
    </style:style>
    <style:style style:name="gr6" style:family="graphic" style:parent-style-name="standard">
      <style:graphic-properties draw:stroke="none" svg:stroke-width="0.001cm" draw:fill-color="#b73b4e"/>
    </style:style>
    <style:style style:name="gr7" style:family="graphic" style:parent-style-name="standard">
      <style:graphic-properties draw:stroke="none" svg:stroke-width="0.001cm" draw:fill-color="#eba2af"/>
    </style:style>
    <style:style style:name="gr8" style:family="graphic" style:parent-style-name="standard">
      <style:graphic-properties draw:stroke="none" svg:stroke-width="0.001cm" draw:fill-color="#d25e6c"/>
    </style:style>
    <style:style style:name="gr9" style:family="graphic" style:parent-style-name="standard">
      <style:graphic-properties draw:stroke="none" svg:stroke-width="0.001cm" draw:fill-color="#1f1a17"/>
    </style:style>
    <style:style style:name="gr10" style:family="graphic" style:parent-style-name="standard">
      <style:graphic-properties svg:stroke-width="0.031cm" svg:stroke-color="#1f1a17" draw:fill="none" draw:fill-color="#ffffff" fo:padding-top="-0.034cm" fo:padding-bottom="-0.034cm" fo:padding-left="-0.034cm" fo:padding-right="-0.034cm"/>
    </style:style>
    <style:style style:name="gr11" style:family="graphic" style:parent-style-name="standard">
      <style:graphic-properties draw:stroke="none" svg:stroke-width="0.031cm" draw:fill-color="#1f1a17"/>
    </style:style>
    <style:style style:name="gr12" style:family="graphic" style:parent-style-name="standard">
      <style:graphic-properties draw:stroke="none" svg:stroke-width="0.031cm" draw:fill-color="#ffffff"/>
    </style:style>
    <style:style style:name="gr13" style:family="graphic" style:parent-style-name="standard">
      <style:graphic-properties svg:stroke-width="0.031cm" svg:stroke-color="#ffffff" draw:fill="none" draw:fill-color="#ffffff" fo:padding-top="-0.034cm" fo:padding-bottom="-0.034cm" fo:padding-left="-0.034cm" fo:padding-right="-0.034cm"/>
    </style:style>
    <style:style style:name="gr14" style:family="graphic" style:parent-style-name="standard">
      <style:graphic-properties draw:stroke="none" svg:stroke-width="0.031cm" draw:fill-color="#762b33"/>
    </style:style>
    <style:style style:name="gr15" style:family="graphic" style:parent-style-name="standard">
      <style:graphic-properties draw:stroke="none" svg:stroke-width="0.031cm" draw:fill-color="#eba2af"/>
    </style:style>
  </office:automatic-styles>
  <office:body>
    <office:drawing>
      <draw:page draw:name="page1" draw:style-name="dp1" draw:master-page-name="Default">
        <draw:g>
          <draw:glue-point draw:id="4" svg:x="-3.905cm" svg:y="-5cm"/>
          <draw:glue-point draw:id="5" svg:x="5cm" svg:y="-5cm"/>
          <draw:glue-point draw:id="6" svg:x="0.549cm" svg:y="-5cm"/>
          <draw:glue-point draw:id="7" svg:x="-4.96cm" svg:y="5cm"/>
          <draw:glue-point draw:id="8" svg:x="3.919cm" svg:y="5cm"/>
          <draw:glue-point draw:id="9" svg:x="-0.52cm" svg:y="5cm"/>
          <draw:glue-point draw:id="10" svg:x="-5cm" svg:y="-4.223cm"/>
          <draw:glue-point draw:id="11" svg:x="-5cm" svg:y="0.389cm"/>
          <draw:glue-point draw:id="12" svg:x="-5cm" svg:y="-0.994cm"/>
          <draw:glue-point draw:id="13" svg:x="5cm" svg:y="-0.371cm"/>
          <draw:glue-point draw:id="14" svg:x="5cm" svg:y="-1.722cm"/>
          <draw:glue-point draw:id="15" svg:x="-0.447cm" svg:y="-0.629cm"/>
          <draw:polygon draw:style-name="gr1" draw:layer="layout" svg:width="1.211cm" svg:height="1.183cm" svg:x="0.011cm" svg:y="0.811cm" svg:viewBox="0 0 1212 1184" draw:points="0,0 0,1184 1212,1184 1212,0">
            <text:p/>
          </draw:polygon>
          <draw:polygon draw:style-name="gr2" draw:layer="layout" svg:width="0.011cm" svg:height="1.189cm" svg:x="0.005cm" svg:y="0.811cm" svg:viewBox="0 0 12 1190" draw:points="6,1190 12,1184 12,0 0,0 0,1184">
            <text:p/>
          </draw:polygon>
          <draw:polygon draw:style-name="gr2" draw:layer="layout" svg:width="1.216cm" svg:height="0.011cm" svg:x="0.011cm" svg:y="1.989cm" svg:viewBox="0 0 1217 12" draw:points="1217,6 1212,0 0,0 0,12 1212,12">
            <text:p/>
          </draw:polygon>
          <draw:polygon draw:style-name="gr2" draw:layer="layout" svg:width="0.011cm" svg:height="1.189cm" svg:x="1.216cm" svg:y="0.806cm" svg:viewBox="0 0 12 1190" draw:points="6,0 0,5 0,1190 12,1190 12,5">
            <text:p/>
          </draw:polygon>
          <draw:polygon draw:style-name="gr2" draw:layer="layout" svg:width="1.217cm" svg:height="0.011cm" svg:x="0.005cm" svg:y="0.806cm" svg:viewBox="0 0 1218 12" draw:points="0,6 5,12 1218,12 1218,0 5,0">
            <text:p/>
          </draw:polygon>
          <draw:polygon draw:style-name="gr3" draw:layer="layout" svg:width="0.981cm" svg:height="0.942cm" svg:x="0.126cm" svg:y="0.932cm" svg:viewBox="0 0 982 943" draw:points="982,943 0,943 0,0 982,0">
            <text:p/>
          </draw:polygon>
          <draw:polygon draw:style-name="gr2" draw:layer="layout" svg:width="0.986cm" svg:height="0.011cm" svg:x="0.121cm" svg:y="1.868cm" svg:viewBox="0 0 987 12" draw:points="0,6 5,12 987,12 987,0 5,0">
            <text:p/>
          </draw:polygon>
          <draw:polygon draw:style-name="gr2" draw:layer="layout" svg:width="0.011cm" svg:height="0.947cm" svg:x="0.121cm" svg:y="0.926cm" svg:viewBox="0 0 12 948" draw:points="5,0 0,5 0,948 12,948 12,5">
            <text:p/>
          </draw:polygon>
          <draw:polygon draw:style-name="gr2" draw:layer="layout" svg:width="0.986cm" svg:height="0.011cm" svg:x="0.126cm" svg:y="0.926cm" svg:viewBox="0 0 987 12" draw:points="987,6 981,0 0,0 0,12 981,12">
            <text:p/>
          </draw:polygon>
          <draw:polygon draw:style-name="gr2" draw:layer="layout" svg:width="0.011cm" svg:height="0.947cm" svg:x="1.101cm" svg:y="0.932cm" svg:viewBox="0 0 12 948" draw:points="6,948 12,942 12,0 0,0 0,942">
            <text:p/>
          </draw:polygon>
          <draw:polygon draw:style-name="gr1" draw:layer="layout" svg:width="0.501cm" svg:height="0.499cm" svg:x="0.366cm" svg:y="1.153cm" svg:viewBox="0 0 502 500" draw:points="502,250 501,262 500,275 499,288 496,300 493,312 490,324 486,336 482,347 477,358 471,369 465,379 459,390 452,399 444,409 436,418 428,427 419,435 411,442 401,450 391,457 381,463 370,470 359,475 348,480 337,484 325,488 313,491 301,494 289,497 276,498 264,499 251,500 238,499 225,498 213,497 200,494 187,491 175,488 164,484 153,480 142,475 131,470 121,463 110,457 101,450 91,442 82,435 73,427 65,418 57,409 50,399 42,390 36,379 30,369 24,358 19,347 15,336 10,324 8,312 4,300 2,288 0,275 0,262 0,250 0,237 0,224 2,212 4,200 8,187 10,176 15,164 19,152 24,142 30,130 36,120 42,110 50,100 57,91 65,82 73,73 82,65 91,57 101,50 110,43 121,36 131,30 142,25 153,20 164,15 175,11 187,8 200,5 213,3 225,1 238,0 251,0 264,0 276,1 289,3 301,5 313,8 325,11 337,15 348,20 359,25 370,30 381,36 391,43 401,50 411,57 419,65 428,73 436,82 444,91 452,100 459,110 465,120 471,130 477,142 482,152 486,164 490,176 493,187 496,200 499,212 500,224 501,237">
            <text:p/>
          </draw:polygon>
          <draw:polygon draw:style-name="gr3" draw:layer="layout" svg:width="0.181cm" svg:height="0.18cm" svg:x="0.526cm" svg:y="1.313cm" svg:viewBox="0 0 182 181" draw:points="182,90 182,95 181,99 181,104 180,108 179,113 178,117 177,121 175,125 173,129 171,133 169,137 167,141 164,144 161,147 159,151 155,154 152,157 149,160 145,163 142,165 138,168 135,170 130,171 126,173 122,175 118,177 114,178 109,179 105,180 100,181 96,181 91,181 86,181 82,181 77,180 72,179 68,178 64,177 59,175 56,173 51,171 47,170 44,168 40,165 36,163 33,160 29,157 26,154 23,151 21,147 17,144 15,141 13,137 11,133 9,129 7,125 5,121 4,117 3,113 1,108 1,104 0,99 0,95 0,90 0,85 0,81 1,76 1,72 3,67 4,63 5,59 7,55 9,51 11,47 13,43 15,39 17,36 21,32 23,29 26,26 29,23 33,20 36,18 40,15 44,12 47,10 51,9 56,7 59,5 64,4 68,2 72,1 77,0 82,0 86,0 91,0 96,0 100,0 105,0 109,1 114,2 118,4 122,5 126,7 130,9 135,10 138,12 142,15 145,18 149,20 152,23 155,26 159,29 161,32 164,36 167,39 169,43 171,47 173,51 175,55 177,59 178,63 179,67 180,72 181,76 181,81 182,85">
            <text:p/>
          </draw:polygon>
          <draw:polygon draw:style-name="gr4" draw:layer="layout" svg:width="1.36cm" svg:height="0.148cm" svg:x="0.005cm" svg:y="0.662cm" svg:viewBox="0 0 1361 149" draw:points="0,149 149,0 1361,0 1212,149">
            <text:p/>
          </draw:polygon>
          <draw:polygon draw:style-name="gr2" draw:layer="layout" svg:width="0.157cm" svg:height="0.158cm" svg:x="0.001cm" svg:y="0.656cm" svg:viewBox="0 0 158 159" draw:points="154,0 150,1 0,150 8,159 158,10">
            <text:p/>
          </draw:polygon>
          <draw:polygon draw:style-name="gr2" draw:layer="layout" svg:width="1.214cm" svg:height="0.011cm" svg:x="0.154cm" svg:y="0.656cm" svg:viewBox="0 0 1215 12" draw:points="1215,10 1211,0 0,0 0,12 1211,12">
            <text:p/>
          </draw:polygon>
          <draw:polygon draw:style-name="gr2" draw:layer="layout" svg:width="0.157cm" svg:height="0.157cm" svg:x="1.212cm" svg:y="0.658cm" svg:viewBox="0 0 158 158" draw:points="4,158 8,156 158,8 149,0 0,148">
            <text:p/>
          </draw:polygon>
          <draw:polygon draw:style-name="gr2" draw:layer="layout" svg:width="1.215cm" svg:height="0.011cm" svg:x="0.001cm" svg:y="0.805cm" svg:viewBox="0 0 1216 12" draw:points="0,1 4,12 1216,12 1216,0 4,0">
            <text:p/>
          </draw:polygon>
          <draw:polygon draw:style-name="gr5" draw:layer="layout" svg:width="0.148cm" svg:height="1.331cm" svg:x="1.222cm" svg:y="0.665cm" svg:viewBox="0 0 149 1332" draw:points="0,147 149,0 149,1183 0,1332">
            <text:p/>
          </draw:polygon>
          <draw:polygon draw:style-name="gr2" draw:layer="layout" svg:width="0.158cm" svg:height="0.155cm" svg:x="1.218cm" svg:y="0.661cm" svg:viewBox="0 0 159 156" draw:points="159,4 149,0 0,148 7,156 157,8">
            <text:p/>
          </draw:polygon>
          <draw:polygon draw:style-name="gr2" draw:layer="layout" svg:width="0.011cm" svg:height="1.187cm" svg:x="1.365cm" svg:y="0.665cm" svg:viewBox="0 0 12 1188" draw:points="10,1188 12,1183 12,0 0,0 0,1183">
            <text:p/>
          </draw:polygon>
          <draw:polygon draw:style-name="gr2" draw:layer="layout" svg:width="0.158cm" svg:height="0.156cm" svg:x="1.216cm" svg:y="1.844cm" svg:viewBox="0 0 159 157" draw:points="0,153 9,157 159,8 151,0 1,149">
            <text:p/>
          </draw:polygon>
          <draw:polygon draw:style-name="gr2" draw:layer="layout" svg:width="0.011cm" svg:height="1.187cm" svg:x="1.216cm" svg:y="0.809cm" svg:viewBox="0 0 12 1188" draw:points="1,0 0,3 0,1188 12,1188 12,3">
            <text:p/>
          </draw:polygon>
          <draw:polygon draw:style-name="gr6" draw:layer="layout" svg:width="1.216cm" svg:height="0.646cm" svg:x="0.005cm" svg:y="0.161cm" svg:viewBox="0 0 1217 647" draw:points="0,0 0,647 1217,647 1217,0">
            <text:p/>
          </draw:polygon>
          <draw:polygon draw:style-name="gr7" draw:layer="layout" svg:width="0.011cm" svg:height="0.652cm" svg:x="0cm" svg:y="0.161cm" svg:viewBox="0 0 12 653" draw:points="6,653 12,647 12,0 0,0 0,647">
            <text:p/>
          </draw:polygon>
          <draw:polygon draw:style-name="gr7" draw:layer="layout" svg:width="1.216cm" svg:height="0.012cm" svg:x="0.005cm" svg:y="0.801cm" svg:viewBox="0 0 1217 13" draw:points="1217,6 1211,0 0,0 0,13 1211,13">
            <text:p/>
          </draw:polygon>
          <draw:polygon draw:style-name="gr7" draw:layer="layout" svg:width="0.011cm" svg:height="0.652cm" svg:x="1.211cm" svg:y="0.155cm" svg:viewBox="0 0 12 653" draw:points="6,0 0,5 0,653 12,653 12,5">
            <text:p/>
          </draw:polygon>
          <draw:polygon draw:style-name="gr7" draw:layer="layout" svg:width="1.216cm" svg:height="0.011cm" svg:x="0cm" svg:y="0.155cm" svg:viewBox="0 0 1217 12" draw:points="0,6 5,12 1217,12 1217,0 5,0">
            <text:p/>
          </draw:polygon>
          <draw:polygon draw:style-name="gr8" draw:layer="layout" svg:width="1.36cm" svg:height="0.148cm" svg:x="0.005cm" svg:y="0.013cm" svg:viewBox="0 0 1361 149" draw:points="0,149 149,0 1361,0 1212,149">
            <text:p/>
          </draw:polygon>
          <draw:polygon draw:style-name="gr7" draw:layer="layout" svg:width="0.157cm" svg:height="0.157cm" svg:x="0.001cm" svg:y="0.008cm" svg:viewBox="0 0 158 158" draw:points="154,0 150,1 0,149 8,158 158,9">
            <text:p/>
          </draw:polygon>
          <draw:polygon draw:style-name="gr7" draw:layer="layout" svg:width="1.214cm" svg:height="0.011cm" svg:x="0.154cm" svg:y="0.008cm" svg:viewBox="0 0 1215 12" draw:points="1215,10 1211,0 0,0 0,12 1211,12">
            <text:p/>
          </draw:polygon>
          <draw:polygon draw:style-name="gr7" draw:layer="layout" svg:width="0.157cm" svg:height="0.157cm" svg:x="1.212cm" svg:y="0.009cm" svg:viewBox="0 0 158 158" draw:points="4,158 8,156 158,7 149,0 0,148">
            <text:p/>
          </draw:polygon>
          <draw:polygon draw:style-name="gr7" draw:layer="layout" svg:width="1.215cm" svg:height="0.011cm" svg:x="0.001cm" svg:y="0.155cm" svg:viewBox="0 0 1216 12" draw:points="0,1 4,12 1216,12 1216,0 4,0">
            <text:p/>
          </draw:polygon>
          <draw:polygon draw:style-name="gr9" draw:layer="layout" svg:width="0.575cm" svg:height="0.257cm" svg:x="0.308cm" svg:y="0.338cm" svg:viewBox="0 0 576 258" draw:points="0,23 12,0 576,233 563,258">
            <text:p/>
          </draw:polygon>
          <draw:polygon draw:style-name="gr9" draw:layer="layout" svg:width="0.879cm" svg:height="0.029cm" svg:x="0.153cm" svg:y="0.287cm" svg:viewBox="0 0 880 30" draw:points="864,0 0,0 0,30 880,30 880,0">
            <text:p/>
          </draw:polygon>
          <draw:polygon draw:style-name="gr9" draw:layer="layout" svg:width="0.879cm" svg:height="0.03cm" svg:x="0.153cm" svg:y="0.614cm" svg:viewBox="0 0 880 31" draw:points="864,0 0,0 0,31 880,31 880,0">
            <text:p/>
          </draw:polygon>
          <draw:polygon draw:style-name="gr9" draw:layer="layout" svg:width="0.259cm" svg:height="0.137cm" svg:x="0.08cm" svg:y="0.233cm" svg:viewBox="0 0 260 138" draw:points="0,0 260,0 260,138 0,138">
            <text:p/>
          </draw:polygon>
          <draw:polygon draw:style-name="gr10" draw:layer="layout" svg:width="0.259cm" svg:height="0.137cm" svg:x="0.08cm" svg:y="0.233cm" svg:viewBox="0 0 260 138" draw:points="0,0 260,0 260,138 0,138">
            <text:p/>
          </draw:polygon>
          <draw:polygon draw:style-name="gr11" draw:layer="layout" svg:width="0.259cm" svg:height="0.137cm" svg:x="0.829cm" svg:y="0.233cm" svg:viewBox="0 0 260 138" draw:points="0,0 260,0 260,138 0,138">
            <text:p/>
          </draw:polygon>
          <draw:polygon draw:style-name="gr10" draw:layer="layout" svg:width="0.259cm" svg:height="0.137cm" svg:x="0.829cm" svg:y="0.233cm" svg:viewBox="0 0 260 138" draw:points="0,0 260,0 260,138 0,138">
            <text:p/>
          </draw:polygon>
          <draw:polygon draw:style-name="gr11" draw:layer="layout" svg:width="0.259cm" svg:height="0.137cm" svg:x="0.08cm" svg:y="0.561cm" svg:viewBox="0 0 260 138" draw:points="0,0 260,0 260,138 0,138">
            <text:p/>
          </draw:polygon>
          <draw:polygon draw:style-name="gr10" draw:layer="layout" svg:width="0.259cm" svg:height="0.137cm" svg:x="0.08cm" svg:y="0.561cm" svg:viewBox="0 0 260 138" draw:points="0,0 260,0 260,138 0,138">
            <text:p/>
          </draw:polygon>
          <draw:polygon draw:style-name="gr11" draw:layer="layout" svg:width="0.259cm" svg:height="0.137cm" svg:x="0.829cm" svg:y="0.561cm" svg:viewBox="0 0 260 138" draw:points="0,0 260,0 260,138 0,138">
            <text:p/>
          </draw:polygon>
          <draw:polygon draw:style-name="gr10" draw:layer="layout" svg:width="0.259cm" svg:height="0.137cm" svg:x="0.829cm" svg:y="0.561cm" svg:viewBox="0 0 260 138" draw:points="0,0 260,0 260,138 0,138">
            <text:p/>
          </draw:polygon>
          <draw:polygon draw:style-name="gr11" draw:layer="layout" svg:width="0.574cm" svg:height="0.257cm" svg:x="0.297cm" svg:y="0.338cm" svg:viewBox="0 0 575 258" draw:points="562,0 575,23 12,258 0,233">
            <text:p/>
          </draw:polygon>
          <draw:polygon draw:style-name="gr12" draw:layer="layout" svg:width="0.574cm" svg:height="0.257cm" svg:x="0.319cm" svg:y="0.349cm" svg:viewBox="0 0 575 258" draw:points="0,23 12,0 575,234 562,258">
            <text:p/>
          </draw:polygon>
          <draw:polygon draw:style-name="gr12" draw:layer="layout" svg:width="0.879cm" svg:height="0.029cm" svg:x="0.163cm" svg:y="0.298cm" svg:viewBox="0 0 880 30" draw:points="865,0 0,0 0,30 880,30 880,0">
            <text:p/>
          </draw:polygon>
          <draw:polygon draw:style-name="gr12" draw:layer="layout" svg:width="0.879cm" svg:height="0.029cm" svg:x="0.163cm" svg:y="0.625cm" svg:viewBox="0 0 880 30" draw:points="865,0 0,0 0,30 880,30 880,0">
            <text:p/>
          </draw:polygon>
          <draw:polygon draw:style-name="gr12" draw:layer="layout" svg:width="0.258cm" svg:height="0.137cm" svg:x="0.092cm" svg:y="0.244cm" svg:viewBox="0 0 259 138" draw:points="0,0 259,0 259,138 0,138">
            <text:p/>
          </draw:polygon>
          <draw:polygon draw:style-name="gr13" draw:layer="layout" svg:width="0.258cm" svg:height="0.137cm" svg:x="0.092cm" svg:y="0.244cm" svg:viewBox="0 0 259 138" draw:points="0,0 259,0 259,138 0,138">
            <text:p/>
          </draw:polygon>
          <draw:polygon draw:style-name="gr12" draw:layer="layout" svg:width="0.259cm" svg:height="0.137cm" svg:x="0.84cm" svg:y="0.244cm" svg:viewBox="0 0 260 138" draw:points="0,0 260,0 260,138 0,138">
            <text:p/>
          </draw:polygon>
          <draw:polygon draw:style-name="gr13" draw:layer="layout" svg:width="0.259cm" svg:height="0.137cm" svg:x="0.84cm" svg:y="0.244cm" svg:viewBox="0 0 260 138" draw:points="0,0 260,0 260,138 0,138">
            <text:p/>
          </draw:polygon>
          <draw:polygon draw:style-name="gr12" draw:layer="layout" svg:width="0.258cm" svg:height="0.137cm" svg:x="0.092cm" svg:y="0.572cm" svg:viewBox="0 0 259 138" draw:points="0,0 259,0 259,138 0,138">
            <text:p/>
          </draw:polygon>
          <draw:polygon draw:style-name="gr13" draw:layer="layout" svg:width="0.258cm" svg:height="0.137cm" svg:x="0.092cm" svg:y="0.572cm" svg:viewBox="0 0 259 138" draw:points="0,0 259,0 259,138 0,138">
            <text:p/>
          </draw:polygon>
          <draw:polygon draw:style-name="gr12" draw:layer="layout" svg:width="0.259cm" svg:height="0.137cm" svg:x="0.84cm" svg:y="0.572cm" svg:viewBox="0 0 260 138" draw:points="0,0 260,0 260,138 0,138">
            <text:p/>
          </draw:polygon>
          <draw:polygon draw:style-name="gr13" draw:layer="layout" svg:width="0.259cm" svg:height="0.137cm" svg:x="0.84cm" svg:y="0.572cm" svg:viewBox="0 0 260 138" draw:points="0,0 260,0 260,138 0,138">
            <text:p/>
          </draw:polygon>
          <draw:polygon draw:style-name="gr12" draw:layer="layout" svg:width="0.575cm" svg:height="0.257cm" svg:x="0.308cm" svg:y="0.349cm" svg:viewBox="0 0 576 258" draw:points="563,0 576,23 12,258 0,234">
            <text:p/>
          </draw:polygon>
          <draw:polygon draw:style-name="gr14" draw:layer="layout" svg:width="0.148cm" svg:height="0.795cm" svg:x="1.222cm" svg:y="0.013cm" svg:viewBox="0 0 149 796" draw:points="0,148 149,0 149,647 0,796">
            <text:p/>
          </draw:polygon>
          <draw:polygon draw:style-name="gr15" draw:layer="layout" svg:width="0.158cm" svg:height="0.165cm" svg:x="1.218cm" svg:y="0cm" svg:viewBox="0 0 159 166" draw:points="159,12 149,9 0,157 7,166 157,17 159,12 159,0 149,9">
            <text:p/>
          </draw:polygon>
          <draw:polygon draw:style-name="gr15" draw:layer="layout" svg:width="0.011cm" svg:height="0.65cm" svg:x="1.365cm" svg:y="0.013cm" svg:viewBox="0 0 12 651" draw:points="10,651 12,647 12,0 0,0 0,647 10,651 12,649 12,647">
            <text:p/>
          </draw:polygon>
          <draw:polygon draw:style-name="gr15" draw:layer="layout" svg:width="0.158cm" svg:height="0.165cm" svg:x="1.216cm" svg:y="0.656cm" svg:viewBox="0 0 159 166" draw:points="0,152 9,156 159,7 151,0 1,148 0,152 0,166 9,156">
            <text:p/>
          </draw:polygon>
          <draw:polygon draw:style-name="gr15" draw:layer="layout" svg:width="0.011cm" svg:height="0.651cm" svg:x="1.216cm" svg:y="0.157cm" svg:viewBox="0 0 12 652" draw:points="1,0 0,4 0,652 12,652 12,4 1,0 0,1 0,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Generic processor</dc:title>
    <meta:creation-date>2011-02-07T16:47:39</meta:creation-date>
    <meta:editing-duration>P0D</meta:editing-duration>
    <meta:editing-cycles>1</meta:editing-cycles>
    <meta:document-statistic meta:object-count="62"/>
    <meta:generator>OpenOffice.org/3.3$Linux OpenOffice.org_project/330m20$Build-9567</meta:generator>
  </office:meta>
</office:document-meta>
</file>